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end"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end" style:justify-single-word="false" style:page-number="auto" fo:break-before="auto" fo:break-after="auto" style:writing-mode="lr-tb"/>
    </style:style>
    <style:style style:name="T1" style:family="text">
      <style:text-properties fo:font-size="24pt" fo:font-style="italic" style:font-size-asian="24pt" style:font-style-asian="italic" style:font-size-complex="24pt" style:font-style-complex="italic"/>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Używki cz.2</text:span></text:p>
      <text:p text:style-name="P1">-<text:span text:style-name="T1">M.C</text:span></text:p>
      <text:p text:style-name="P2"><text:span text:style-name="T2">W części pierwszej przedstawiłem kilka różnych używek oraz dałem swoją opinię na ich temat. Teraz chciałbym podejść do tematu bardziej ogólnie. </text:span></text:p>
      <text:p text:style-name="P2"><text:span text:style-name="T2">Zacznijmy od tego, czym jest uzależnienie. Zgodnie z tym, co powiedziała mi kiedyś pani psycholog z instytutu zajmującego się uzależnieniami, człowiek jest uzależniony od jakiegoś przedmiotu lub też czynności, kiedy wykorzystuje ją za każdym razem, aby się odstresować. I jak by na to nie spojrzeć, jest to prawda. Palimy, pijemy czy też coś bierzemy, aby się uspokoić. Aby pozbyć się na chwilę problemów i skupić na aktualnie wykonywanej czynności. Ludzie, którzy są uzależnieni od pracy, tzw. pracoholicy, pochłaniają się w swojej pracy, przez co odcinają się od świata zewnętrznego.</text:span></text:p>
      <text:p text:style-name="P2"><text:span text:style-name="T2">Ale teraz pojawia się pytanie, czy każda czynność, którą wykonujemy, aby się odstresować, prowadzi do uzależnienia? Czy jeżeli ktoś sadzi marchewki, aby odpocząć nerwowo po tygodniu pracy, to jest od tego uzależniony? Chyba dobrze wiemy, że nie. W takim razie, co można robić, aby nie popaść w jakieś uzależnienie? Jest jakaś tabela bezpiecznych czynności? Nie ma i nie będzie. Uzależnienie się od czegoś jest naszą decyzją. To my zdecydowaliśmy się wziąć jakąś substancje, po której wiemy, że będziemy chcieli więcej i więcej. W takim razie, czy uzależnienie samo w sobie jest czymś negatywnym? </text:span></text:p>
      <text:p text:style-name="P2"><text:span text:style-name="T2">Moim zdaniem nie ma czegoś takiego jak złe uzależnienie. I zanim będziecie chcieli zobaczyć mnie na stosie, pozwólcie mi wytłumaczyć. Weźmiemy jako przykład uzależnienie od papierosów. Każdy palacz doskonale wie, że robi sobie krzywdę, paląc. Nie ma czegoś takiego jak zdrowy papieros i nigdy nie będzie. Każda fajka, którą zapalimy, każdy buch, którego weźmiemy, niesie jakieś konsekwencje. Od malutkich, jak to, że dymem możemy sobie podrażnić gardło, aż do najbardziej poważnych, czyli raka. Ale to my sami zdecydowaliśmy się na to, że tego papierosa zapalimy. Mamy przecież dziesiątki leków i substancji pomagających rzucić ten nałóg, a jednak ludzie dalej palą. Bo to jest ich własna decyzja. Oczywiście, można się usprawiedliwiać, że ciężko, że się chce. Ale jest to tylko wymówka. Oczywiście, są osoby, które palą, bo lubią, ale są takie, co palą, a mówią, że chętnie by rzuciły. Ale nie widać, by szły do apteki po Tabex, aby rzucić palenie. O nie, mówią to, trzymając kolejnego papierosa. To samo z alkoholizmem. Są ośrodki pomagające ludziom z tym problemem, a jednak alkoholicy dalej istnieją. Wytrzeźwiałki wciąż mają klientów. Narkotyki to samo. Na każde uzależnienie jest sposób, jednak ludzie dalej się im oddają. Przez to, że muszą? Nie, nikt na siłę narkomanowi, który walczy z nałogiem nie wbije strzykawki albo nie wsadzi mu kokainy do nosa. Ci ludzie sami wybierają, że nie idą na odwyk. A jeżeli nawet po odwyku wracają do nałogu, to znaczy, ze się poddali. Że cała praca, jaką włożyli w to, by odejść od jakiejś substancji, poszła na marne. To jest ich decyzja. Są byli </text:span><text:soft-page-break/><text:span text:style-name="T2">alkoholicy, którzy alkoholu nie tkną przez resztę życia. I właśnie takie osoby mogą być z siebie dumne. Tak więc nie ma złego nałogu, który samoistnie nas zmusza do czegoś. Sami zdecydowaliśmy się wziąć daną substancję i sami do niej wracamy. A np. uzależnienie od komórki? To samo, da się z tym walczyć, ale osoby chore same do tego wracają. Brzmi to śmiesznie, ale taka jest prawda. Żaden nałóg nigdy sam nie wkroczył do naszego życia. Żaden narkotyk nie pojawił się znikąd, bez żadnego ostrzeżenia, tak jak jest z chorobami. Nie mamy wpływu na to, czy następnego dnia nagle się okaże, że mamy białaczkę. Ale mamy wpływ na to, czy weźmiemy dany narkotyk. </text:span></text:p>
      <text:p text:style-name="P2"><text:span text:style-name="T2">Podsumowując, według mnie nie ma złego uzależnienia. Każde ma swoje minusy, większe lub mniejsze, ale ma. Natomiast mamy wpływ na to, czy się mu oddamy. Jeżeli je pokonamy, mamy nauczkę na całe życie, którą możemy przekazać dalej. Możemy uczyć swoje dzieci, by tego nie brały, ponieważ to przeżyliśmy i wiemy, czym to grozi. Jeżeli do niego wrócimy, to jest to nasza decyzja i żadne wymówki nie pomogą. A przynajmniej taka jest moja opini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cm" fo:margin-bottom="0cm" loext:contextual-spacing="false" fo:line-height="115%" fo:break-before="auto" fo:break-after="auto" style:writing-mode="lr-tb"/>
      <style:text-properties fo:font-size="11pt" fo:font-weight="normal" style:font-size-asian="11pt" style:font-weight-asian="normal" style:font-size-complex="11pt" style:font-weight-complex="normal"/>
    </style:style>
    <style:style style:name="Heading_20_2" style:display-name="Heading 2" style:family="paragraph" style:parent-style-name="Standard" style:class="text">
      <style:paragraph-properties fo:margin-top="0cm" fo:margin-bottom="0cm" loext:contextual-spacing="false" fo:line-height="115%" fo:break-before="auto" fo:break-after="auto" style:writing-mode="lr-tb"/>
      <style:text-properties fo:font-size="11pt" fo:font-weight="normal" style:font-size-asian="11pt" style:font-weight-asian="normal" style:font-size-complex="11pt" style:font-weight-complex="normal"/>
    </style:style>
    <style:style style:name="Heading_20_3" style:display-name="Heading 3" style:family="paragraph" style:parent-style-name="Standard" style:class="text">
      <style:paragraph-properties fo:margin-top="0cm" fo:margin-bottom="0cm" loext:contextual-spacing="false" fo:line-height="115%" fo:break-before="auto" fo:break-after="auto" style:writing-mode="lr-tb"/>
      <style:text-properties fo:font-size="11pt" fo:font-weight="normal" style:font-size-asian="11pt" style:font-weight-asian="normal" style:font-size-complex="11pt" style:font-weight-complex="normal"/>
    </style:style>
    <style:style style:name="Heading_20_4" style:display-name="Heading 4" style:family="paragraph" style:parent-style-name="Standard" style:class="text">
      <style:paragraph-properties fo:margin-top="0cm" fo:margin-bottom="0cm" loext:contextual-spacing="false" fo:line-height="115%" fo:break-before="auto" fo:break-after="auto" style:writing-mode="lr-tb"/>
      <style:text-properties fo:font-size="11pt" fo:font-weight="normal" style:font-size-asian="11pt" style:font-weight-asian="normal" style:font-size-complex="11pt" style:font-weight-complex="normal"/>
    </style:style>
    <style:style style:name="Heading_20_5" style:display-name="Heading 5" style:family="paragraph" style:parent-style-name="Standard" style:class="text">
      <style:paragraph-properties fo:margin-top="0cm" fo:margin-bottom="0cm" loext:contextual-spacing="false" fo:line-height="115%" fo:break-before="auto" fo:break-after="auto" style:writing-mode="lr-tb"/>
      <style:text-properties fo:font-size="11pt" fo:font-weight="normal" style:font-size-asian="11pt" style:font-weight-asian="normal" style:font-size-complex="11pt" style:font-weight-complex="normal"/>
    </style:style>
    <style:style style:name="Heading_20_6" style:display-name="Heading 6" style:family="paragraph" style:parent-style-name="Standard" style:class="text">
      <style:paragraph-properties fo:margin-top="0cm" fo:margin-bottom="0cm" loext:contextual-spacing="false" fo:line-height="115%" fo:break-before="auto" fo:break-after="auto" style:writing-mode="lr-tb"/>
      <style:text-properties fo:font-size="11pt" fo:font-weight="normal" style:font-size-asian="11pt" style:font-weight-asian="normal" style:font-size-complex="11pt"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break-before="auto" fo:break-after="auto" style:writing-mode="lr-tb"/>
      <style:text-properties fo:font-size="11pt" fo:font-weight="normal" style:font-size-asian="11pt" style:font-weight-asian="normal" style:font-size-complex="11pt" style:font-weight-complex="normal"/>
    </style:style>
    <style:style style:name="Subtitle" style:family="paragraph" style:parent-style-name="Standard" style:class="chapter">
      <style:paragraph-properties fo:margin-top="0cm" fo:margin-bottom="0cm" loext:contextual-spacing="false" fo:line-height="115%" fo:break-before="auto" fo:break-after="auto" style:writing-mode="lr-tb"/>
      <style:text-properties fo:color="#000000" style:font-name="Arial" fo:font-family="Arial" style:font-family-generic="swiss" style:font-pitch="variable" fo:font-size="11pt" fo:font-style="normal" style:font-name-asian="Arial" style:font-family-asian="Arial" style:font-family-generic-asian="swiss" style:font-pitch-asian="variable" style:font-size-asian="11pt" style:font-style-asian="normal" style:font-name-complex="Arial" style:font-family-complex="Arial" style:font-family-generic-complex="swiss" style:font-pitch-complex="variable" style:font-size-complex="11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2-07T21:19:52.794000000</dc:date>
    <meta:editing-duration>PT2H15M25S</meta:editing-duration>
    <meta:document-statistic meta:table-count="0" meta:image-count="0" meta:object-count="0" meta:page-count="2" meta:paragraph-count="7" meta:word-count="648" meta:character-count="4030" meta:non-whitespace-character-count="3385"/>
  </office:meta>
</office:document-meta>
</file>